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12.77mm"/>
    </style:style>
    <style:style style:name="co4" style:family="table-column">
      <style:table-column-properties fo:break-before="auto" style:column-width="108.2mm"/>
    </style:style>
    <style:style style:name="co5" style:family="table-column">
      <style:table-column-properties fo:break-before="auto" style:column-width="46.83mm"/>
    </style:style>
    <style:style style:name="co6" style:family="table-column">
      <style:table-column-properties fo:break-before="auto" style:column-width="12.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wrap-option="wrap" fo:border="0.06pt solid #000000" style:rotation-angle="90"/>
    </style:style>
    <style:style style:name="ce4" style:family="table-cell" style:parent-style-name="Default" style:data-style-name="N1">
      <style:table-cell-properties fo:border="0.06pt solid #000000"/>
    </style:style>
    <style:style style:name="ce5" style:family="table-cell" style:parent-style-name="Default">
      <style:table-cell-properties fo:background-color="#b2b2b2" fo:wrap-option="wrap" fo:border="0.06pt solid #000000" style:rotation-angle="90"/>
    </style:style>
    <style:style style:name="ce6" style:family="table-cell" style:parent-style-name="Default" style:data-style-name="N1">
      <style:table-cell-properties fo:background-color="#b2b2b2" fo:border="0.06pt solid #000000"/>
    </style:style>
    <style:style style:name="ce7" style:family="table-cell" style:parent-style-name="Default">
      <style:table-cell-properties fo:wrap-option="wrap" fo:border="0.06pt solid #0000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">
      <style:table-cell-properties fo:wrap-option="wrap" fo:border="0.06pt solid #000000"/>
    </style:style>
    <style:style style:name="ce9" style:family="table-cell" style:parent-style-name="Default" style:data-style-name="N1">
      <style:table-cell-properties fo:background-color="#b2b2b2" fo:wrap-option="wrap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b2b2b2" fo:wrap-option="wrap" fo:border="0.06pt solid #000000"/>
    </style:style>
    <style:style style:name="ce12" style:family="table-cell" style:parent-style-name="Default" style:data-style-name="N1">
      <style:table-cell-properties fo:background-color="#ffff66" fo:wrap-option="wrap" fo:border="0.06pt solid #000000"/>
    </style:style>
  </office:automatic-styles>
  <office:body>
    <office:spreadsheet>
      <table:calculation-settings table:automatic-find-labels="false"/>
      <table:table table:name="Encuadr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xposicion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areas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rácticas clas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Examen (prácticos)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utoevaluació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formula="of:=SUM([.B2:.B6])" office:value-type="float" office:value="100" calcext:value-type="float">
            <text:p>100</text:p>
          </table:table-cell>
        </table:table-row>
      </table:table>
      <table:table table:name="Asistencia" table:style-name="ta1"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gosto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01 212672004 CHAVARIN VILLA WILLMAR DAVID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2 212674252 DELGADILLO FLETES DANI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3 215800178 DIAZ BRICE~O EMMANUEL SALVADOR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4 212677669 GALLEGOS RUIZ JOSE DE JESUS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5 215800313 HERNANDEZ RIVERA RAFAEL LIEC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6 215800186 MARTINEZ MACIAS EFRAIN ESAU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7 216280143 RODRIGUEZ NU~EZ MOISES HUMBERTO LIEC</text:p>
          </table:table-cell>
          <table:table-cell table:number-columns-repeated="3"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08 212456352 VAZQUEZ GARCIA JORGE ALEJANDRO LIEC</text:p>
          </table:table-cell>
          <table:table-cell table:number-columns-repeated="3" office:value-type="string" calcext:value-type="string">
            <text:p>A</text:p>
          </table:table-cell>
        </table:table-row>
      </table:table>
      <table:table table:name="Actividades" table:style-name="ta1"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3" table:default-cell-style-name="ce1"/>
        <table:table-column table:style-name="co6" table:default-cell-style-name="ce1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9" table:default-cell-style-name="ce1"/>
        <table:table-column table:style-name="co2" table:default-cell-style-name="Default"/>
        <table:table-column table:style-name="co2" table:number-columns-repeated="993" table:default-cell-style-name="ce1"/>
        <table:table-row table:style-name="ro1" table:number-rows-repeated="3">
          <table:table-cell table:number-columns-repeated="1014"/>
        </table:table-row>
        <table:table-row table:style-name="ro2">
          <table:table-cell table:style-name="ce2" office:value-type="string" calcext:value-type="string">
            <text:p>Estudiante</text:p>
          </table:table-cell>
          <table:table-cell table:style-name="ce3" office:value-type="string" calcext:value-type="string">
            <text:p>Traducción y análisis de la intersección de líneas</text:p>
          </table:table-cell>
          <table:table-cell table:style-name="ce3" office:value-type="string" calcext:value-type="string">
            <text:p>Ejercicios 2.5 al 2.9 de la página 42, del libro "COMPUTATIONAL GEOMETRY, ALGORITHMS AND APLICATIONS"</text:p>
          </table:table-cell>
          <table:table-cell table:style-name="ce3" office:value-type="string" calcext:value-type="string">
            <text:p/>
            <text:p>Implementación de una DCEL</text:p>
          </table:table-cell>
          <table:table-cell table:style-name="ce3" office:value-type="string" calcext:value-type="string">
            <text:p>Resumen envolvente convexa</text:p>
          </table:table-cell>
          <table:table-cell table:style-name="ce3" office:value-type="string" calcext:value-type="string">
            <text:p>Análisis ténicas swep line (linea de barrido)</text:p>
          </table:table-cell>
          <table:table-cell table:style-name="ce3" office:value-type="string" calcext:value-type="string">
            <text:p>Geometría de las pruebas</text:p>
          </table:table-cell>
          <table:table-cell table:style-name="ce3" office:value-type="string" calcext:value-type="string">
            <text:p>Implementación de un diagrama voronoi para minería de datos. PARTE I</text:p>
          </table:table-cell>
          <table:table-cell table:style-name="ce3" office:value-type="string" calcext:value-type="string">
            <text:p>Implementación de un diagrama voronoi para minería de datos. PARTE II</text:p>
          </table:table-cell>
          <table:table-cell table:style-name="ce3" office:value-type="string" calcext:value-type="string">
            <text:p>Puntos tareas</text:p>
          </table:table-cell>
          <table:table-cell table:style-name="ce5" office:value-type="string" calcext:value-type="string">
            <text:p>Promedio tareas</text:p>
          </table:table-cell>
          <table:table-cell table:style-name="ce3" office:value-type="string" calcext:value-type="string">
            <text:p/>
            <text:p>Análisis algoritmo Jarvis vs Graham</text:p>
          </table:table-cell>
          <table:table-cell table:style-name="ce3" office:value-type="string" calcext:value-type="string">
            <text:p>Euler, y la Triangulación de Deulanay </text:p>
          </table:table-cell>
          <table:table-cell table:style-name="ce3" office:value-type="string" calcext:value-type="string">
            <text:p>Fórmula de Euler</text:p>
          </table:table-cell>
          <table:table-cell table:style-name="ce3" office:value-type="string" calcext:value-type="string">
            <text:p>Puntos prácticas clase</text:p>
          </table:table-cell>
          <table:table-cell table:style-name="ce5" office:value-type="string" calcext:value-type="string">
            <text:p>Promedio practicas clase</text:p>
          </table:table-cell>
          <table:table-cell table:style-name="ce3" office:value-type="string" calcext:value-type="string">
            <text:p>Exposiciones algoritmos operaciones boleanas</text:p>
          </table:table-cell>
          <table:table-cell table:style-name="ce5" office:value-type="string" calcext:value-type="string">
            <text:p>Promedio exposiciones</text:p>
          </table:table-cell>
          <table:table-cell table:style-name="ce3" office:value-type="string" calcext:value-type="string">
            <text:p>Programa intersección de n lineas v2 (completo)</text:p>
          </table:table-cell>
          <table:table-cell table:style-name="ce3" office:value-type="string" calcext:value-type="string">
            <text:p>Programa intersección de n lineas v1</text:p>
          </table:table-cell>
          <table:table-cell table:style-name="ce3" office:value-type="string" calcext:value-type="string">
            <text:p>Puntos examen</text:p>
          </table:table-cell>
          <table:table-cell table:style-name="ce5" office:value-type="string" calcext:value-type="string">
            <text:p>Promedio examen</text:p>
          </table:table-cell>
          <table:table-cell table:style-name="ce5" office:value-type="string" calcext:value-type="string">
            <text:p>Autoevaluaciòn</text:p>
          </table:table-cell>
          <table:table-cell table:style-name="ce5" office:value-type="string" calcext:value-type="string">
            <text:p>Calificacion final</text:p>
          </table:table-cell>
          <table:table-cell table:number-columns-repeated="990"/>
        </table:table-row>
        <table:table-row table:style-name="ro1" table:visibility="filter">
          <table:table-cell table:style-name="ce2" office:value-type="string" calcext:value-type="string">
            <text:p>01 212672004 CHAVARIN VILLA WILLMAR DAVID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B5:.I5])/8" office:value-type="float" office:value="50" calcext:value-type="float">
            <text:p>50</text:p>
          </table:table-cell>
          <table:table-cell table:style-name="ce6" table:formula="of:=([.J5]*[Encuadre.B$3])/[Encuadre.B$7]" office:value-type="float" office:value="15" calcext:value-type="float">
            <text:p>15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5:.N5])/3" office:value-type="float" office:value="100" calcext:value-type="float">
            <text:p>100</text:p>
          </table:table-cell>
          <table:table-cell table:style-name="ce9" table:formula="of:=([.O5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5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5:.T5])/2" office:value-type="float" office:value="95" calcext:value-type="float">
            <text:p>95</text:p>
          </table:table-cell>
          <table:table-cell table:style-name="ce11" table:formula="of:=([.U5]*[Encuadre.B$5])/[Encuadre.B$7]" office:value-type="float" office:value="23.75" calcext:value-type="float">
            <text:p>23.75</text:p>
          </table:table-cell>
          <table:table-cell table:style-name="ce2"/>
          <table:table-cell table:style-name="ce8" table:formula="of:=SUM([.W5];[.V5];[.R5];[.P5];[.K5])" office:value-type="float" office:value="78.75" calcext:value-type="float">
            <text:p>79</text:p>
          </table:table-cell>
          <table:table-cell table:number-columns-repeated="990"/>
        </table:table-row>
        <table:table-row table:style-name="ro1" table:visibility="filter">
          <table:table-cell table:style-name="ce2" office:value-type="string" calcext:value-type="string">
            <text:p>02 212674252 DELGADILLO FLETES DANIEL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table:formula="of:=SUM([.B6:.I6])/8" office:value-type="float" office:value="72.5" calcext:value-type="float">
            <text:p>73</text:p>
          </table:table-cell>
          <table:table-cell table:style-name="ce6" table:formula="of:=([.J6]*[Encuadre.B$3])/[Encuadre.B$7]" office:value-type="float" office:value="21.75" calcext:value-type="float">
            <text:p>22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8" table:formula="of:=SUM([.L6:.N6])/3" office:value-type="float" office:value="66.6666666666667" calcext:value-type="float">
            <text:p>67</text:p>
          </table:table-cell>
          <table:table-cell table:style-name="ce9" table:formula="of:=([.O6]*[Encuadre.B$4])/[Encuadre.B$7]" office:value-type="float" office:value="16.666666666666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6]*[Encuadre.B$2])/[Encuadre.B$7]" office:value-type="float" office:value="15" calcext:value-type="float">
            <text:p>15</text:p>
          </table:table-cell>
          <table:table-cell table:style-name="ce2" table:number-columns-repeated="2"/>
          <table:table-cell table:style-name="ce10" table:formula="of:=SUM([.S6:.T6])/2" office:value-type="float" office:value="0" calcext:value-type="float">
            <text:p>0</text:p>
          </table:table-cell>
          <table:table-cell table:style-name="ce11" table:formula="of:=([.U6]*[Encuadre.B$5])/[Encuadre.B$7]" office:value-type="float" office:value="0" calcext:value-type="float">
            <text:p>0</text:p>
          </table:table-cell>
          <table:table-cell table:style-name="ce2"/>
          <table:table-cell table:style-name="ce8" table:formula="of:=SUM([.W6];[.V6];[.R6];[.P6];[.K6])" office:value-type="float" office:value="53.4166666666667" calcext:value-type="float">
            <text:p>53</text:p>
          </table:table-cell>
          <table:table-cell table:number-columns-repeated="990"/>
        </table:table-row>
        <table:table-row table:style-name="ro1" table:visibility="filter">
          <table:table-cell table:style-name="ce2" office:value-type="string" calcext:value-type="string">
            <text:p>03 215800178 DIAZ BRICE~O EMMANUEL SALVADOR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B7:.I7])/8" office:value-type="float" office:value="37.5" calcext:value-type="float">
            <text:p>38</text:p>
          </table:table-cell>
          <table:table-cell table:style-name="ce6" table:formula="of:=([.J7]*[Encuadre.B$3])/[Encuadre.B$7]" office:value-type="float" office:value="11.25" calcext:value-type="float">
            <text:p>1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8" table:formula="of:=SUM([.L7:.N7])/3" office:value-type="float" office:value="66.6666666666667" calcext:value-type="float">
            <text:p>67</text:p>
          </table:table-cell>
          <table:table-cell table:style-name="ce9" table:formula="of:=([.O7]*[Encuadre.B$4])/[Encuadre.B$7]" office:value-type="float" office:value="16.666666666666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7]*[Encuadre.B$2])/[Encuadre.B$7]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0" table:formula="of:=SUM([.S7:.T7])/2" office:value-type="float" office:value="50" calcext:value-type="float">
            <text:p>50</text:p>
          </table:table-cell>
          <table:table-cell table:style-name="ce11" table:formula="of:=([.U7]*[Encuadre.B$5])/[Encuadre.B$7]" office:value-type="float" office:value="12.5" calcext:value-type="float">
            <text:p>12.5</text:p>
          </table:table-cell>
          <table:table-cell table:style-name="ce3"/>
          <table:table-cell table:style-name="ce8" table:formula="of:=SUM([.W7];[.V7];[.R7];[.P7];[.K7])" office:value-type="float" office:value="55.4166666666667" calcext:value-type="float">
            <text:p>55</text:p>
          </table:table-cell>
          <table:table-cell table:number-columns-repeated="990"/>
        </table:table-row>
        <table:table-row table:style-name="ro1" table:visibility="filter">
          <table:table-cell table:style-name="ce2" office:value-type="string" calcext:value-type="string">
            <text:p>04 212677669 GALLEGOS RUIZ JOSE DE JESUS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number-columns-repeated="3" table:style-name="ce2" office:value-type="float" office:value="100" calcext:value-type="float">
            <text:p>100</text:p>
          </table:table-cell>
          <table:table-cell table:style-name="ce2" table:number-columns-repeated="2"/>
          <table:table-cell table:style-name="ce4" table:formula="of:=SUM([.B8:.I8])/8" office:value-type="float" office:value="62.5" calcext:value-type="float">
            <text:p>63</text:p>
          </table:table-cell>
          <table:table-cell table:style-name="ce6" table:formula="of:=([.J8]*[Encuadre.B$3])/[Encuadre.B$7]" office:value-type="float" office:value="18.75" calcext:value-type="float">
            <text:p>19</text:p>
          </table:table-cell>
          <table:table-cell table:style-name="ce7"/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0" calcext:value-type="float">
            <text:p>100</text:p>
          </table:table-cell>
          <table:table-cell table:style-name="ce8" table:formula="of:=SUM([.L8:.N8])/3" office:value-type="float" office:value="60" calcext:value-type="float">
            <text:p>60</text:p>
          </table:table-cell>
          <table:table-cell table:style-name="ce9" table:formula="of:=([.O8]*[Encuadre.B$4])/[Encuadre.B$7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8]*[Encuadre.B$2])/[Encuadre.B$7]" office:value-type="float" office:value="15" calcext:value-type="float">
            <text:p>15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10" table:formula="of:=SUM([.S8:.T8])/2" office:value-type="float" office:value="50" calcext:value-type="float">
            <text:p>50</text:p>
          </table:table-cell>
          <table:table-cell table:style-name="ce11" table:formula="of:=([.U8]*[Encuadre.B$5])/[Encuadre.B$7]" office:value-type="float" office:value="12.5" calcext:value-type="float">
            <text:p>12.5</text:p>
          </table:table-cell>
          <table:table-cell table:style-name="ce2"/>
          <table:table-cell table:style-name="ce8" table:formula="of:=SUM([.W8];[.V8];[.R8];[.P8];[.K8])" office:value-type="float" office:value="61.25" calcext:value-type="float">
            <text:p>61</text:p>
          </table:table-cell>
          <table:table-cell table:number-columns-repeated="990"/>
        </table:table-row>
        <table:table-row table:style-name="ro1" table:visibility="filter">
          <table:table-cell table:style-name="ce2" office:value-type="string" calcext:value-type="string">
            <text:p>05 215800313 HERNANDEZ RIVERA RAFAEL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B9:.I9])/8" office:value-type="float" office:value="37.5" calcext:value-type="float">
            <text:p>38</text:p>
          </table:table-cell>
          <table:table-cell table:style-name="ce6" table:formula="of:=([.J9]*[Encuadre.B$3])/[Encuadre.B$7]" office:value-type="float" office:value="11.25" calcext:value-type="float">
            <text:p>1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100" calcext:value-type="float">
            <text:p>100</text:p>
          </table:table-cell>
          <table:table-cell table:style-name="ce8" table:formula="of:=SUM([.L9:.N9])/3" office:value-type="float" office:value="66.6666666666667" calcext:value-type="float">
            <text:p>67</text:p>
          </table:table-cell>
          <table:table-cell table:style-name="ce9" table:formula="of:=([.O9]*[Encuadre.B$4])/[Encuadre.B$7]" office:value-type="float" office:value="16.6666666666667" calcext:value-type="float">
            <text:p>17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9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9:.T9])/2" office:value-type="float" office:value="95" calcext:value-type="float">
            <text:p>95</text:p>
          </table:table-cell>
          <table:table-cell table:style-name="ce11" table:formula="of:=([.U9]*[Encuadre.B$5])/[Encuadre.B$7]" office:value-type="float" office:value="23.75" calcext:value-type="float">
            <text:p>23.75</text:p>
          </table:table-cell>
          <table:table-cell table:style-name="ce2"/>
          <table:table-cell table:style-name="ce8" table:formula="of:=SUM([.W9];[.V9];[.R9];[.P9];[.K9])" office:value-type="float" office:value="66.6666666666667" calcext:value-type="float">
            <text:p>67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06 215800186 MARTINEZ MACIAS EFRAIN ESAU LIEC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number-columns-repeated="5" table:style-name="ce2" office:value-type="float" office:value="100" calcext:value-type="float">
            <text:p>100</text:p>
          </table:table-cell>
          <table:table-cell table:style-name="ce2"/>
          <table:table-cell table:style-name="ce4" table:formula="of:=SUM([.B10:.I10])/8" office:value-type="float" office:value="75" calcext:value-type="float">
            <text:p>75</text:p>
          </table:table-cell>
          <table:table-cell table:style-name="ce6" table:formula="of:=([.J10]*[Encuadre.B$3])/[Encuadre.B$7]" office:value-type="float" office:value="22.5" calcext:value-type="float">
            <text:p>23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10:.N10])/3" office:value-type="float" office:value="100" calcext:value-type="float">
            <text:p>100</text:p>
          </table:table-cell>
          <table:table-cell table:style-name="ce9" table:formula="of:=([.O10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0]*[Encuadre.B$2])/[Encuadre.B$7]" office:value-type="float" office:value="15" calcext:value-type="float">
            <text:p>15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0" calcext:value-type="float">
            <text:p>100</text:p>
          </table:table-cell>
          <table:table-cell table:style-name="ce10" table:formula="of:=SUM([.S10:.T10])/2" office:value-type="float" office:value="95" calcext:value-type="float">
            <text:p>95</text:p>
          </table:table-cell>
          <table:table-cell table:style-name="ce11" table:formula="of:=([.U10]*[Encuadre.B$5])/[Encuadre.B$7]" office:value-type="float" office:value="23.75" calcext:value-type="float">
            <text:p>23.75</text:p>
          </table:table-cell>
          <table:table-cell table:style-name="ce2"/>
          <table:table-cell table:style-name="ce8" table:formula="of:=SUM([.W10];[.V10];[.R10];[.P10];[.K10])" office:value-type="float" office:value="86.25" calcext:value-type="float">
            <text:p>86</text:p>
          </table:table-cell>
          <table:table-cell table:number-columns-repeated="990"/>
        </table:table-row>
        <table:table-row table:style-name="ro1" table:visibility="filter">
          <table:table-cell table:style-name="ce2" office:value-type="string" calcext:value-type="string">
            <text:p>07 216280143 RODRIGUEZ NU~EZ MOISES HUMBERTO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 office:value-type="float" office:value="90" calcext:value-type="float">
            <text:p>90</text:p>
          </table:table-cell>
          <table:table-cell table:number-columns-repeated="4" table:style-name="ce2" office:value-type="float" office:value="100" calcext:value-type="float">
            <text:p>100</text:p>
          </table:table-cell>
          <table:table-cell table:style-name="ce2"/>
          <table:table-cell table:style-name="ce4" table:formula="of:=SUM([.B11:.I11])/8" office:value-type="float" office:value="86.25" calcext:value-type="float">
            <text:p>86</text:p>
          </table:table-cell>
          <table:table-cell table:style-name="ce6" table:formula="of:=([.J11]*[Encuadre.B$3])/[Encuadre.B$7]" office:value-type="float" office:value="25.875" calcext:value-type="float">
            <text:p>26</text:p>
          </table:table-cell>
          <table:table-cell table:number-columns-repeated="3" table:style-name="ce2" office:value-type="float" office:value="100" calcext:value-type="float">
            <text:p>100</text:p>
          </table:table-cell>
          <table:table-cell table:style-name="ce8" table:formula="of:=SUM([.L11:.N11])/3" office:value-type="float" office:value="100" calcext:value-type="float">
            <text:p>100</text:p>
          </table:table-cell>
          <table:table-cell table:style-name="ce9" table:formula="of:=([.O11]*[Encuadre.B$4])/[Encuadre.B$7]" office:value-type="float" office:value="25" calcext:value-type="float">
            <text:p>25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1]*[Encuadre.B$2])/[Encuadre.B$7]" office:value-type="float" office:value="15" calcext:value-type="float">
            <text:p>15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10" table:formula="of:=SUM([.S11:.T11])/2" office:value-type="float" office:value="100" calcext:value-type="float">
            <text:p>100</text:p>
          </table:table-cell>
          <table:table-cell table:style-name="ce11" table:formula="of:=([.U11]*[Encuadre.B$5])/[Encuadre.B$7]" office:value-type="float" office:value="25" calcext:value-type="float">
            <text:p>25</text:p>
          </table:table-cell>
          <table:table-cell table:style-name="ce2"/>
          <table:table-cell table:style-name="ce8" table:formula="of:=SUM([.W11];[.V11];[.R11];[.P11];[.K11])" office:value-type="float" office:value="90.875" calcext:value-type="float">
            <text:p>91</text:p>
          </table:table-cell>
          <table:table-cell table:number-columns-repeated="990"/>
        </table:table-row>
        <table:table-row table:style-name="ro1" table:visibility="filter">
          <table:table-cell table:style-name="ce2" office:value-type="string" calcext:value-type="string">
            <text:p>08 212456352 VAZQUEZ GARCIA JORGE ALEJANDRO LIEC</text:p>
          </table:table-cell>
          <table:table-cell table:number-columns-repeated="2" table:style-name="ce2" office:value-type="float" office:value="100" calcext:value-type="float">
            <text:p>100</text:p>
          </table:table-cell>
          <table:table-cell table:style-name="ce2"/>
          <table:table-cell table:number-columns-repeated="2"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4" table:formula="of:=SUM([.B12:.I12])/8" office:value-type="float" office:value="50" calcext:value-type="float">
            <text:p>50</text:p>
          </table:table-cell>
          <table:table-cell table:style-name="ce6" table:formula="of:=([.J12]*[Encuadre.B$3])/[Encuadre.B$7]" office:value-type="float" office:value="15" calcext:value-type="float">
            <text:p>15</text:p>
          </table:table-cell>
          <table:table-cell table:style-name="ce2" office:value-type="float" office:value="100" calcext:value-type="float">
            <text:p>100</text:p>
          </table:table-cell>
          <table:table-cell table:style-name="ce2" table:number-columns-repeated="3"/>
          <table:table-cell table:style-name="ce9" table:formula="of:=([.O12]*[Encuadre.B$4])/[Encuadre.B$7]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6" table:formula="of:=([.Q12]*[Encuadre.B$2])/[Encuadre.B$7]" office:value-type="float" office:value="15" calcext:value-type="float">
            <text:p>15</text:p>
          </table:table-cell>
          <table:table-cell table:style-name="ce2" table:number-columns-repeated="2"/>
          <table:table-cell table:style-name="ce10"/>
          <table:table-cell table:style-name="ce11" table:formula="of:=([.U12]*[Encuadre.B$5])/[Encuadre.B$7]" office:value-type="float" office:value="0" calcext:value-type="float">
            <text:p>0</text:p>
          </table:table-cell>
          <table:table-cell table:style-name="ce2"/>
          <table:table-cell table:style-name="ce12" table:formula="of:=SUM([.W12];[.V12];[.R12];[.P12];[.K12])" office:value-type="float" office:value="30" calcext:value-type="float">
            <text:p>30</text:p>
          </table:table-cell>
          <table:table-cell table:number-columns-repeated="990"/>
        </table:table-row>
        <table:table-row table:style-name="ro1" table:number-rows-repeated="1048563">
          <table:table-cell table:number-columns-repeated="1014"/>
        </table:table-row>
        <table:table-row table:style-name="ro1">
          <table:table-cell table:number-columns-repeated="1014"/>
        </table:table-row>
      </table:table>
      <table:named-expressions/>
      <table:database-ranges>
        <table:database-range table:name="__Anonymous_Sheet_DB__2" table:target-range-address="Actividades.A4:Actividades.X12" table:display-filter-buttons="true">
          <table:filter>
            <table:filter-and>
              <table:filter-condition table:field-number="0" table:value="06 215800186 MARTINEZ MACIAS EFRAIN ESAU LIEC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7">00/00/0000</text:date>, <text:time style:data-style-name="N2" text:time-value="14:28:47.46868296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4:12:21.851605142</meta:creation-date>
    <dc:date>2018-11-27T14:33:07.653631253</dc:date>
    <meta:editing-duration>PT3H2M20S</meta:editing-duration>
    <meta:editing-cycles>43</meta:editing-cycles>
    <meta:generator>LibreOffice/5.1.6.2$Linux_X86_64 LibreOffice_project/10m0$Build-2</meta:generator>
    <meta:document-statistic meta:table-count="3" meta:cell-count="215" meta:object-count="0"/>
  </office:meta>
</office:document-meta>
</file>